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DejaVu Sans" svg:font-family="'DejaVu Sans'" style:font-family-generic="swiss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-left="none" fo:border-right="none" fo:border-top="none" fo:border-bottom="0.5pt solid #000000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Table_20_Contents">
      <style:text-properties style:text-underline-style="solid" style:text-underline-width="auto" style:text-underline-color="font-color"/>
    </style:style>
    <style:style style:name="P3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4" style:family="paragraph" style:parent-style-name="Standard" style:master-page-name="First_20_Page">
      <style:paragraph-properties fo:text-align="center" style:justify-single-word="false" style:page-number="auto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5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tracked-changes text:track-changes="false">
        <text:changed-region xml:id="ct157771760" text:id="ct157771760">
          <text:insertion>
            <office:change-info>
              <dc:creator>Gauthier Bastien</dc:creator>
              <dc:date>2013-01-04T12:53:00</dc:date>
            </office:change-info>
          </text:insertion>
        </text:changed-region>
        <text:changed-region xml:id="ct157771056" text:id="ct157771056">
          <text:insertion>
            <office:change-info>
              <dc:creator>Gauthier Bastien</dc:creator>
              <dc:date>2013-01-04T12:52:00</dc:date>
            </office:change-info>
          </text:insertion>
        </text:changed-region>
        <text:changed-region xml:id="ct157771184" text:id="ct157771184">
          <text:insertion>
            <office:change-info>
              <dc:creator>Gauthier Bastien</dc:creator>
              <dc:date>2013-01-04T12:52:00</dc:date>
            </office:change-info>
          </text:insertion>
        </text:changed-region>
        <text:changed-region xml:id="ct157883072" text:id="ct157883072">
          <text:insertion>
            <office:change-info>
              <dc:creator>Gauthier Bastien</dc:creator>
              <dc:date>2012-02-17T11:16:00</dc:date>
            </office:change-info>
          </text:insertion>
        </text:changed-region>
        <text:changed-region xml:id="ct157875304" text:id="ct157875304">
          <text:insertion>
            <office:change-info>
              <dc:creator>Gauthier Bastien</dc:creator>
              <dc:date>2012-02-17T11:16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II. COMMISSION AG/FINANCES/ENSEIGNEMENT-CULTURE-SPORT-SANTE</text:p>
      <text:p text:style-name="Standard"/>
      <text:p text:style-name="P3">(<text:change-start text:change-id="ct157771760"/>self.utranslate("weekday_%s" % self.getPreMeetingDate_2().aDay().lower(), domain="plonelocales")<text:change-end text:change-id="ct157771760"/> <text:change-start text:change-id="ct157771056"/>tool.formatDate(self.getPreMeetingDate_2(), withHour=True)<text:change-end text:change-id="ct157771056"/>, <text:change-start text:change-id="ct157771184"/>self.getPreMeetingPlace_2()<text:change-end text:change-id="ct157771184"/>)</text:p>
      <text:p text:style-name="Standard"/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2"><text:span text:style-name="T1"><office:annotation><dc:creator>Gauthier Bastien</dc:creator><dc:date>2012-02-14T16:41:11</dc:date><text:p text:style-name="P5"><text:span text:style-name="T2">do row for item in self.adapted().getPrintableItems(itemUids, categories=['commission-ag', 'commission-finances', 'commission-enseignement', 'commission-culture', '</text:span><text:span text:style-name="T3">commission</text:span><text:span text:style-name="T2">-sport', '</text:span><text:span text:style-name="T3">commission</text:span><text:span text:style-name="T2">-sante',], renumber=True)</text:span></text:p></office:annotation></text:span><text:change-start text:change-id="ct157883072"/><text:span text:style-name="T1">item[0]</text:span><text:change-end text:change-id="ct157883072"/><text:span text:style-name="T1">. </text:span><text:change-start text:change-id="ct157875304"/><text:span text:style-name="T1">item[1].Title()</text:span><text:change-end text:change-id="ct157875304"/></text:p>
            <text:p text:style-name="Table_20_Contents"/>
            <text:p text:style-name="Table_20_Contents"><office:annotation><dc:creator>Gauthier Bastien</dc:creator><dc:date>2012-02-15T15:26:52</dc:date><text:p text:style-name="P6"><text:span text:style-name="T2">do text</text:span></text:p><text:p text:style-name="P6"><text:span text:style-name="T2">from xhtml(item[1].Description())</text:span></text:p></office:annotation>Note explicative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DejaVu Sans" svg:font-family="'DejaVu Sans'" style:font-family-generic="swiss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DejaVu Sans2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2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shadow="none" style:dynamic-spacing="false"/>
      </style:header-style>
      <style:footer-style/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/></text:p>
      </style:head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uthier Bastien</meta:initial-creator>
    <meta:creation-date>2012-02-14T16:23:17</meta:creation-date>
    <dc:date>2013-05-24T11:01:56</dc:date>
    <dc:creator>Gauthier Bastien</dc:creator>
    <meta:editing-duration>PT2H34M11S</meta:editing-duration>
    <meta:editing-cycles>43</meta:editing-cycles>
    <meta:generator>LibreOffice/3.5$Linux_x86 LibreOffice_project/350m1$Build-2</meta:generator>
    <meta:document-statistic meta:table-count="1" meta:image-count="0" meta:object-count="0" meta:page-count="1" meta:paragraph-count="5" meta:word-count="16" meta:character-count="288" meta:non-whitespace-character-count="277"/>
  </office:meta>
</office:document-meta>
</file>